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fo:min-height="3.173cm"/>
    </style:style>
    <style:style style:name="pr2" style:family="presentation" style:parent-style-name="lyt-cool-outline1">
      <style:graphic-properties draw:stroke="none" draw:fill="none" fo:min-height="11.97cm"/>
    </style:style>
    <style:style style:name="pr3" style:family="presentation" style:parent-style-name="lyt-cool-notes">
      <style:graphic-properties draw:fill-color="#ffffff" fo:min-height="11.41cm"/>
    </style:style>
    <style:style style:name="pr4" style:family="presentation" style:parent-style-name="lyt-cool-outline1">
      <style:graphic-properties fo:min-height="11.97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layer="layout" svg:width="23.655cm" svg:height="3.173cm" svg:x="3.035cm" svg:y="2.396cm" presentation:class="title">
          <draw:text-box>
            <text:p>Taquin 42</text:p>
          </draw:text-box>
        </draw:frame>
        <draw:frame presentation:style-name="pr2" draw:layer="layout" svg:width="23.655cm" svg:height="11.97cm" svg:x="2.845cm" svg:y="6.03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Implémentation A *</text:p>
              </text:list-item>
              <text:list-item>
                <text:p>Structure de <text:s/>données 'close list' et 'open list'.</text:p>
              </text:list-item>
              <text:list-item>
                <text:p>Constats observé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layer="layout" svg:width="23.655cm" svg:height="3.173cm" svg:x="3.035cm" svg:y="2.396cm" presentation:class="title" presentation:user-transformed="true">
          <draw:text-box>
            <text:p>Introduction</text:p>
          </draw:text-box>
        </draw:frame>
        <draw:frame presentation:style-name="pr4" draw:layer="layout" svg:width="23.655cm" svg:height="11.97cm" svg:x="3.035cm" svg:y="6.282cm" presentation:class="outline">
          <draw:text-box>
            <text:list text:style-name="L2">
              <text:list-header>
                <text:p>Le taquin est <text:s/>un jeu solitaire en forme de damier créé vers 1870 aux États-Unis.(Wikipedia).</text:p>
                <text:p>Le but du projet est d'implémenter un algorithme <text:s/>de <text:s/>recherche A* (A star) <text:s/>pour un puzzle à n cotes (&lt;&lt;n-puzzle&gt;&gt;).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layer="layout" svg:width="23.655cm" svg:height="3.173cm" svg:x="3.035cm" svg:y="2.396cm" presentation:class="title">
          <draw:text-box>
            <text:p>Remarques</text:p>
          </draw:text-box>
        </draw:frame>
        <draw:frame presentation:style-name="pr4" draw:layer="layout" svg:width="23.655cm" svg:height="11.97cm" svg:x="3.035cm" svg:y="6.382cm" presentation:class="outline" presentation:user-transformed="true">
          <draw:text-box>
            <text:list text:style-name="L2">
              <text:list-item>
                <text:p>Distance entre deux points différents d'un algo à un autre.</text:p>
              </text:list-item>
              <text:list-item>
                <text:p>Solvabilité différentes d'un algo à un autre.</text:p>
              </text:list-item>
              <text:list-item>
                <text:p>Temps de résolution variables :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layer="layout" svg:width="23.655cm" svg:height="3.173cm" svg:x="3.035cm" svg:y="2.396cm" presentation:class="title">
          <draw:text-box>
            <text:p>A star implementation</text:p>
          </draw:text-box>
        </draw:frame>
        <draw:frame presentation:style-name="pr4" draw:layer="layout" svg:width="23.655cm" svg:height="14.661cm" svg:x="2.845cm" svg:y="5.839cm" presentation:class="outline" presentation:user-transformed="true">
          <draw:text-box>
            <text:list text:style-name="L2">
              <text:list-item>
                <text:p>'Open liste' contient les nœuds non examinés</text:p>
              </text:list-item>
              <text:list-item>
                <text:p>'Close liste' contient les nœuds déjà examinés </text:p>
              </text:list-item>
              <text:list-item>
                <text:p>Les éléments <text:s/>de la close liste constituent les parents des fils restés dans la open liste.</text:p>
              </text:list-item>
              <text:list-item>
                <text:p>Les parents identifies sont <text:s/>sauvegardés dans une une autre liste « ListTab»</text:p>
              </text:list-item>
              <text:list-item>
                <text:p>Cette dernière représente la trajectoire pour atteindre la solution finale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layer="layout" svg:width="23.655cm" svg:height="3.173cm" svg:x="3.035cm" svg:y="2.396cm" presentation:class="title" presentation:user-transformed="true">
          <draw:text-box>
            <text:p>Nature des différentes listes</text:p>
          </draw:text-box>
        </draw:frame>
        <draw:frame presentation:style-name="pr4" draw:layer="layout" svg:width="23.655cm" svg:height="11.97cm" svg:x="3.035cm" svg:y="6.282cm" presentation:class="outline">
          <draw:text-box>
            <text:list text:style-name="L2">
              <text:list-item>
                <text:p>Le conteneur STL « list » a été utilisés pour stocker la 'open liste' et la 'close liste'.</text:p>
              </text:list-item>
              <text:list-item>
                <text:p>Permet d'ordonner <text:s/>les différents états de nœuds de façon séquentielle.</text:p>
              </text:list-item>
              <text:list-item>
                <text:p>Permet une itération dans les deux sens c'est à dire du début vers la fin et vice-versa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layer="layout" svg:width="23.655cm" svg:height="3.173cm" svg:x="3.035cm" svg:y="2.396cm" presentation:class="title">
          <draw:text-box>
            <text:p>Conclusion</text:p>
          </draw:text-box>
        </draw:frame>
        <draw:frame presentation:style-name="pr4" draw:layer="layout" svg:width="23.655cm" svg:height="11.97cm" svg:x="3.035cm" svg:y="6.282cm" presentation:class="outline" presentation:user-transformed="true">
          <draw:text-box>
            <text:list text:style-name="L2">
              <text:list-header>
                <text:p>Let's run the program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! :) ...........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1.242cm" svg:height="7.949cm" svg:x="2.053cm" svg:y="2.05cm"/>
      <draw:page-thumbnail draw:layer="backgroundobjects" svg:width="11.242cm" svg:height="7.949cm" svg:x="2.053cm" svg:y="11cm"/>
      <draw:page-thumbnail draw:layer="backgroundobjects" svg:width="11.242cm" svg:height="7.949cm" svg:x="16.403cm" svg:y="2.05cm"/>
      <draw:page-thumbnail draw:layer="backgroundobjects" svg:width="11.242cm" svg:height="7.949cm" svg:x="16.403cm" svg:y="11cm"/>
    </style:handout-master>
    <style:master-page style:name="lyt-darkblue" style:page-layout-name="PM1" draw:style-name="Mdp1">
      <draw:frame presentation:style-name="lyt-darkblue-title" draw:layer="backgroundobjects" svg:width="23.655cm" svg:height="3.172cm" svg:x="3.035cm" svg:y="1.709cm" presentation:class="title" presentation:placeholder="true">
        <draw:text-box/>
      </draw:frame>
      <draw:frame presentation:style-name="lyt-darkblue-outline1" draw:layer="backgroundobjects" svg:width="24.107cm" svg:height="12.408cm" svg:x="3.035cm" svg:y="5.933cm" presentation:class="outline" presentation:placeholder="true">
        <draw:text-box/>
      </draw:frame>
      <draw:rect draw:style-name="Mgr1" draw:text-style-name="MP1" draw:layer="backgroundobjects" svg:width="25.708cm" svg:height="0.242cm" svg:x="2.992cm" svg:y="18.785cm">
        <text:p/>
      </draw:rect>
      <draw:rect draw:style-name="Mgr1" draw:text-style-name="MP1" draw:layer="backgroundobjects" svg:width="22.237cm" svg:height="0.242cm" svg:x="6.462cm" svg:y="19.319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586cm" svg:height="14.24cm" svg:x="2.113cm" svg:y="5.76cm">
        <text:p/>
      </draw:rect>
      <draw:frame presentation:style-name="lyt-cool-title" draw:layer="backgroundobjects" svg:width="23.655cm" svg:height="3.172cm" svg:x="3.035cm" svg:y="2.396cm" presentation:class="title" presentation:placeholder="true">
        <draw:text-box/>
      </draw:frame>
      <draw:frame presentation:style-name="lyt-cool-outline1" draw:layer="backgroundobjects" svg:width="23.655cm" svg:height="11.969cm" svg:x="3.035cm" svg:y="6.282cm" presentation:class="outline" presentation:placeholder="true">
        <draw:text-box/>
      </draw:frame>
      <draw:rect presentation:style-name="Mpr2" draw:text-style-name="MP1" draw:layer="backgroundobjects" svg:width="0.499cm" svg:height="2.308cm" svg:x="1.001cm" svg:y="1.001cm">
        <text:p/>
      </draw:rect>
      <draw:rect presentation:style-name="Mpr2" draw:text-style-name="MP1" draw:layer="backgroundobjects" svg:width="0.499cm" svg:height="2.308cm" svg:x="1.001cm" svg:y="6.985cm">
        <text:p/>
      </draw:rect>
      <draw:rect presentation:style-name="Mpr2" draw:text-style-name="MP1" draw:layer="backgroundobjects" svg:width="0.499cm" svg:height="2.308cm" svg:x="1.001cm" svg:y="3.93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eu marine</dc:title>
    <dc:description>Titre orange sur fond bleu marine</dc:description>
    <meta:creation-date>2010-12-17T13:49:34.44</meta:creation-date>
    <dc:language>fr-FR</dc:language>
    <meta:editing-cycles>43</meta:editing-cycles>
    <meta:editing-duration>PT02H06M47S</meta:editing-duration>
    <meta:initial-creator>Sikirou LATOUNDJI</meta:initial-creator>
    <dc:date>2010-12-17T15:55:55.13</dc:date>
    <dc:creator>Sikirou LATOUNDJI</dc:creator>
    <meta:document-statistic meta:object-count="42"/>
    <meta:user-defined meta:name="Info 0"/>
    <meta:user-defined meta:name="Info 1"/>
    <meta:user-defined meta:name="Info 2"/>
    <meta:user-defined meta:name="Info 3"/>
    <meta:template xlink:type="simple" xlink:actuate="onRequest" xlink:title="Bleu marine" xlink:href="../../../../../../Program%20Files/OpenOffice.org%203/Basis/share/template/fr/layout/lyt-darkblue.otp"/>
  </office:meta>
</office:document-meta>
</file>